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5814" officeooo:paragraph-rsid="000d5814"/>
    </style:style>
    <style:style style:name="P2" style:family="paragraph" style:parent-style-name="Standard" style:list-style-name="L1">
      <style:text-properties officeooo:rsid="000d5814" officeooo:paragraph-rsid="000d5814"/>
    </style:style>
    <style:style style:name="P3" style:family="paragraph" style:parent-style-name="Standard" style:list-style-name="L1">
      <style:text-properties officeooo:rsid="000ebee7" officeooo:paragraph-rsid="000ebee7"/>
    </style:style>
    <style:style style:name="P4" style:family="paragraph" style:parent-style-name="Standard">
      <style:text-properties officeooo:rsid="000fbc07" officeooo:paragraph-rsid="000fbc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analizar los datos se tienen las siguientes consideraciones:</text:p>
      <text:p text:style-name="P1"/>
      <text:list xml:id="list586912232" text:style-name="L1">
        <text:list-item>
          <text:p text:style-name="P2">descartamos la cola derecha de los datos i.e. x&gt;500 pues estos erán un factor de error muy grande en el calculo de chi2 (esto corresponde al 97 % de los datos)</text:p>
        </text:list-item>
        <text:list-item>
          <text:p text:style-name="P2">tomamos como numero de bin y por tanto como ndf 300 ~sqrt(#datos)</text:p>
        </text:list-item>
        <text:list-item>
          <text:p text:style-name="P3">para guiarnos en los rangos para miu y c analizamos el histograma con la opcion de ajuste de root</text:p>
        </text:list-item>
      </text:list>
      <text:p text:style-name="P4">los valores encontrados para el ajusto son Miu=120 y c=9.5 los cuales corresponden al menor valor de chi2/ndf</text:p>
      <text:p text:style-name="P4"/>
      <text:p text:style-name="P4">Nota: el algortimo parce no ser muy estable pues para diferentes ejecuciones se obtiene variabilidad en los result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21:27:16.950790366</meta:creation-date>
    <meta:editing-duration>PT11M14S</meta:editing-duration>
    <meta:editing-cycles>2</meta:editing-cycles>
    <meta:generator>LibreOffice/6.0.7.3$Linux_X86_64 LibreOffice_project/00m0$Build-3</meta:generator>
    <dc:date>2019-11-17T23:30:18.890235278</dc:date>
    <meta:document-statistic meta:table-count="0" meta:image-count="0" meta:object-count="0" meta:page-count="1" meta:paragraph-count="6" meta:word-count="110" meta:character-count="616" meta:non-whitespace-character-count="515"/>
  </office:meta>
</office:document-meta>
</file>